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95cm"/>
    </style:style>
    <style:style style:name="gr5" style:family="graphic" style:parent-style-name="standard">
      <style:graphic-properties draw:stroke="none" svg:stroke-color="#808080" draw:fill="none" draw:fill-color="#ffffff" fo:min-height="0.5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cm" svg:stroke-color="#ff950e" draw:marker-start-width="0.5cm" draw:marker-end-width="0.5cm" draw:opacity="0%" draw:textarea-horizontal-align="justify" draw:textarea-vertical-align="middle" draw:auto-grow-height="false" fo:padding-top="0.225cm" fo:padding-bottom="0.225cm" fo:padding-left="0.35cm" fo:padding-right="0.35cm" draw:shadow-opacity="0%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marker-start="Arrow" draw:marker-start-width="0.3cm" draw:textarea-vertical-align="middle"/>
    </style:style>
    <style:style style:name="gr13" style:family="graphic" style:parent-style-name="standard">
      <style:graphic-properties svg:stroke-color="#808080" draw:marker-start="Arrow" draw:marker-start-width="0.3cm" draw:textarea-vertical-align="middle"/>
    </style:style>
    <style:style style:name="gr14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fo:min-height="0.95cm"/>
    </style:style>
    <style:style style:name="gr16" style:family="graphic" style:parent-style-name="standard">
      <style:graphic-properties draw:stroke="none" svg:stroke-color="#000000" draw:fill="none" draw:fill-color="#ffffff" fo:min-height="0.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3.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3.35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3" style:family="paragraph">
      <style:text-properties fo:color="#80808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color="#666666"/>
    </style:style>
    <style:style style:name="P5" style:family="paragraph">
      <style:text-properties fo:color="#ffffff"/>
    </style:style>
    <style:style style:name="P6" style:family="paragraph">
      <style:text-properties fo:color="#cccccc"/>
    </style:style>
    <style:style style:name="P7" style:family="paragraph">
      <style:text-properties fo:color="#808080"/>
    </style:style>
    <style:style style:name="P8" style:family="paragraph">
      <style:text-properties fo:color="#ffffff" fo:font-size="26pt" style:font-size-asian="26pt" style:font-size-complex="26pt"/>
    </style:style>
    <style:style style:name="P9" style:family="paragraph">
      <style:text-properties fo:color="#808080" fo:font-size="18pt" style:font-size-asian="18pt" style:font-weight-asian="normal" style:font-size-complex="18pt"/>
    </style:style>
    <style:style style:name="T1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" style:family="text">
      <style:text-properties fo:color="#80808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666666"/>
    </style:style>
    <style:style style:name="T4" style:family="text">
      <style:text-properties fo:color="#ffffff"/>
    </style:style>
    <style:style style:name="T5" style:family="text">
      <style:text-properties fo:color="#999999" fo:font-size="18pt" style:font-size-asian="18pt" style:font-weight-asian="normal" style:font-size-complex="18pt"/>
    </style:style>
    <style:style style:name="T6" style:family="text">
      <style:text-properties fo:color="#cccccc"/>
    </style:style>
    <style:style style:name="T7" style:family="text">
      <style:text-properties fo:color="#808080"/>
    </style:style>
    <style:style style:name="T8" style:family="text">
      <style:text-properties fo:color="#ffffff" fo:font-size="26pt" style:font-size-asian="26pt" style:font-size-complex="26pt"/>
    </style:style>
    <style:style style:name="T9" style:family="text">
      <style:text-properties fo:color="#808080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1.2cm" svg:x="10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5cm" svg:height="0.77cm" svg:x="10.72cm" svg:y="1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0.84cm" svg:y="19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1.75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1.87cm" svg:y="19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2.7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2.82cm" svg:y="19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3.7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3.82cm" svg:y="1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4.7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4.82cm" svg:y="1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5.77cm" svg:y="1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5.89cm" svg:y="19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6.8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6.92cm" svg:y="19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7.75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7.87cm" svg:y="19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8.75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8.87cm" svg:y="1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9.75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9.87cm" svg:y="1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0.77cm" svg:y="1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0.89cm" svg:y="19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1.8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1.92cm" svg:y="19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2.75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2.87cm" svg:y="19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3.75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3.87cm" svg:y="1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4.75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4.87cm" svg:y="1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5.77cm" svg:y="1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5.89cm" svg:y="19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6.8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6.92cm" svg:y="19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7.75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7.87cm" svg:y="19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8.75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8.87cm" svg:y="1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29.75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29.87cm" svg:y="1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0.75cm" svg:height="0.77cm" svg:x="10.7cm" svg:y="10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2cm" svg:y="10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11.73cm" svg:y="10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1.85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12.68cm" svg:y="10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2.8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13.68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3.8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14.68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4.8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15.75cm" svg:y="10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5.87cm" svg:y="10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16.78cm" svg:y="10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6.9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17.73cm" svg:y="10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7.85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18.7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8.85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19.7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9.85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0.75cm" svg:y="10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0.87cm" svg:y="10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1.78cm" svg:y="10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1.9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2.73cm" svg:y="10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2.85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3.7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3.85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4.7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4.85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5.75cm" svg:y="10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5.87cm" svg:y="10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6.78cm" svg:y="10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6.9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7.73cm" svg:y="10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7.85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8.7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8.85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5cm" svg:height="0.77cm" svg:x="29.7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9.85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0.75cm" svg:height="0.77cm" draw:transform="rotate (1.5707963267949) translate (29.72cm 1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29.87cm 18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29.73cm 17.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29.88cm 17.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29.73cm 16.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29.88cm 16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29.7cm 15.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29.85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29.7cm 14.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29.85cm 1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29.72cm 13.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29.87cm 13.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75cm" svg:height="0.77cm" draw:transform="rotate (1.5707963267949) translate (10.73cm 18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10.88cm 18.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10.73cm 17.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10.88cm 17.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10.7cm 16.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10.85cm 16.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10.7cm 15.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10.85cm 15.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10.72cm 14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10.87cm 14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75cm" svg:height="0.77cm" draw:transform="rotate (1.5707963267949) translate (11.73cm 18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11.88cm 18.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11.73cm 17.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11.88cm 17.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draw:transform="rotate (1.5707963267949) translate (11.7cm 16.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draw:transform="rotate (1.5707963267949) translate (11.85cm 16.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75cm" svg:height="0.77cm" svg:x="10.73cm" svg:y="12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0.85cm" svg:y="12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cm" svg:height="0.77cm" svg:x="11.75cm" svg:y="12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11.87cm" svg:y="12.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2" draw:layer="layout" svg:width="2.2cm" svg:height="0.962cm" draw:transform="rotate (1.5707963267949) translate (11.638cm 9.8cm)">
          <draw:text-box>
            <text:p><text:span text:style-name="T1">V+In</text:span></text:p>
          </draw:text-box>
        </draw:frame>
        <draw:frame draw:style-name="gr5" draw:text-style-name="P3" draw:layer="layout" svg:width="2.494cm" svg:height="0.962cm" draw:transform="rotate (1.5707963267949) translate (10.591cm 9.794cm)">
          <draw:text-box>
            <text:p><text:span text:style-name="T2">V+In</text:span></text:p>
          </draw:text-box>
        </draw:frame>
        <draw:frame draw:style-name="gr6" draw:layer="layout" svg:width="1.912cm" svg:height="0.962cm" draw:transform="rotate (1.5707963267949) translate (12.6cm 9.8cm)">
          <draw:text-box>
            <text:p>GND</text:p>
          </draw:text-box>
        </draw:frame>
        <draw:frame draw:style-name="gr6" draw:text-style-name="P4" draw:layer="layout" svg:width="1.912cm" svg:height="0.962cm" draw:transform="rotate (1.5707963267949) translate (13.438cm 9.812cm)">
          <draw:text-box>
            <text:p text:style-name="P4"><text:span text:style-name="T3">GND</text:span></text:p>
          </draw:text-box>
        </draw:frame>
        <draw:frame draw:style-name="gr6" draw:layer="layout" svg:width="1.912cm" svg:height="0.962cm" svg:x="8.3cm" svg:y="17.5cm">
          <draw:text-box>
            <text:p>GND</text:p>
          </draw:text-box>
        </draw:frame>
        <draw:frame draw:style-name="gr6" draw:text-style-name="P5" draw:layer="layout" svg:width="1.912cm" svg:height="0.962cm" svg:x="12.588cm" svg:y="17.5cm">
          <draw:text-box>
            <text:p><text:span text:style-name="T4">GND</text:span></text:p>
          </draw:text-box>
        </draw:frame>
        <draw:frame draw:style-name="gr6" draw:layer="layout" svg:width="4.651cm" svg:height="0.962cm" draw:transform="rotate (1.5707963267949) translate (10.638cm 25.7cm)">
          <draw:text-box>
            <text:p>CAM <text:s/>+V Input</text:p>
          </draw:text-box>
        </draw:frame>
        <draw:frame draw:style-name="gr6" draw:layer="layout" svg:width="3.982cm" svg:height="0.962cm" draw:transform="rotate (1.5707963267949) translate (12.8cm 25cm)">
          <draw:text-box>
            <text:p>Vtx +V Input</text:p>
          </draw:text-box>
        </draw:frame>
        <draw:frame draw:style-name="gr6" draw:layer="layout" svg:width="4.651cm" svg:height="0.962cm" draw:transform="rotate (1.5707963267949) translate (11.632cm 25.674cm)">
          <draw:text-box>
            <text:p>CAM <text:s/>+V Input</text:p>
          </draw:text-box>
        </draw:frame>
        <draw:frame draw:style-name="gr6" draw:layer="layout" svg:width="3.982cm" svg:height="0.962cm" draw:transform="rotate (1.5707963267949) translate (13.7cm 24.982cm)">
          <draw:text-box>
            <text:p>Vtx +V Input</text:p>
          </draw:text-box>
        </draw:frame>
        <draw:frame draw:style-name="gr6" draw:text-style-name="P5" draw:layer="layout" svg:width="4.824cm" svg:height="0.962cm" svg:x="12.576cm" svg:y="16.638cm">
          <draw:text-box>
            <text:p><text:span text:style-name="T4">CAM +V output</text:span></text:p>
          </draw:text-box>
        </draw:frame>
        <draw:frame draw:style-name="gr6" draw:layer="layout" svg:width="4.689cm" svg:height="0.962cm" svg:x="5.723cm" svg:y="16.6cm">
          <draw:text-box>
            <text:p>VTx +V Output</text:p>
          </draw:text-box>
        </draw:frame>
        <draw:frame draw:style-name="gr6" draw:text-style-name="P5" draw:layer="layout" svg:width="5.142cm" svg:height="0.962cm" svg:x="12.558cm" svg:y="15.6cm">
          <draw:text-box>
            <text:p><text:span text:style-name="T4">Video from CAM</text:span></text:p>
          </draw:text-box>
        </draw:frame>
        <draw:frame draw:style-name="gr6" draw:layer="layout" svg:width="3.91cm" svg:height="0.962cm" svg:x="6.2cm" svg:y="15.538cm">
          <draw:text-box>
            <text:p>Video to Vtx</text:p>
          </draw:text-box>
        </draw:frame>
        <draw:custom-shape draw:style-name="gr7" draw:text-style-name="P1" draw:layer="layout" svg:width="2.5cm" svg:height="1.3cm" svg:x="10.4cm" svg:y="11.7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3cm" svg:height="1.15cm" svg:x="5.9cm" svg:y="11.8cm">
          <draw:text-box>
            <text:p>Prog Jumper</text:p>
          </draw:text-box>
        </draw:frame>
        <draw:frame draw:style-name="gr6" draw:layer="layout" svg:width="1.912cm" svg:height="0.962cm" draw:transform="rotate (1.5707963267949) translate (14.638cm 22.9cm)">
          <draw:text-box>
            <text:p>GND</text:p>
          </draw:text-box>
        </draw:frame>
        <draw:frame draw:style-name="gr6" draw:layer="layout" svg:width="1.912cm" svg:height="0.962cm" draw:transform="rotate (1.5707963267949) translate (15.738cm 22.9cm)">
          <draw:text-box>
            <text:p>GND</text:p>
          </draw:text-box>
        </draw:frame>
        <draw:frame draw:style-name="gr6" draw:text-style-name="P6" draw:layer="layout" svg:width="2.161cm" svg:height="0.962cm" svg:x="31.339cm" svg:y="17.6cm">
          <draw:text-box>
            <text:p><text:span text:style-name="T5">TXO</text:span><text:span text:style-name="T6">1</text:span></text:p>
          </draw:text-box>
        </draw:frame>
        <draw:frame draw:style-name="gr6" draw:layer="layout" svg:width="3.355cm" svg:height="0.962cm" svg:x="31.288cm" svg:y="16.6cm">
          <draw:text-box draw:corner-radius="0.112cm">
            <text:p>port_GND</text:p>
          </draw:text-box>
        </draw:frame>
        <draw:frame draw:style-name="gr9" draw:layer="layout" svg:width="4.871cm" svg:height="1.262cm" svg:x="31.287cm" svg:y="15.6cm">
          <draw:text-box>
            <text:p>3to5V power IN</text:p>
          </draw:text-box>
        </draw:frame>
        <draw:frame draw:style-name="gr6" draw:layer="layout" svg:width="2.018cm" svg:height="0.962cm" svg:x="31.182cm" svg:y="14.6cm">
          <draw:text-box>
            <text:p>RXIN</text:p>
          </draw:text-box>
        </draw:frame>
        <draw:frame draw:style-name="gr6" draw:layer="layout" svg:width="2.657cm" svg:height="0.962cm" svg:x="31.1cm" svg:y="13.638cm">
          <draw:text-box>
            <text:p>TXOUT</text:p>
          </draw:text-box>
        </draw:frame>
        <draw:frame draw:style-name="gr6" draw:text-style-name="P7" draw:layer="layout" svg:width="1.912cm" svg:height="0.962cm" svg:x="31.188cm" svg:y="12.538cm">
          <draw:text-box>
            <text:p><text:span text:style-name="T7">RXI1</text:span></text:p>
          </draw:text-box>
        </draw:frame>
        <draw:line draw:style-name="gr10" draw:text-style-name="P1" draw:layer="layout" svg:x1="34.1cm" svg:y1="14.1cm" svg:x2="35.4cm" svg:y2="14.1cm">
          <text:p/>
        </draw:line>
        <draw:line draw:style-name="gr11" draw:text-style-name="P1" draw:layer="layout" svg:x1="33.3cm" svg:y1="17.9cm" svg:x2="34.6cm" svg:y2="17.9cm">
          <text:p/>
        </draw:line>
        <draw:line draw:style-name="gr12" draw:text-style-name="P1" draw:layer="layout" svg:x1="36cm" svg:y1="16.1cm" svg:x2="37.2cm" svg:y2="16.1cm">
          <text:p/>
        </draw:line>
        <draw:line draw:style-name="gr12" draw:text-style-name="P1" draw:layer="layout" svg:x1="33.4cm" svg:y1="15.1cm" svg:x2="34.6cm" svg:y2="15.1cm">
          <text:p/>
        </draw:line>
        <draw:line draw:style-name="gr13" draw:text-style-name="P1" draw:layer="layout" svg:x1="33.3cm" svg:y1="12.9cm" svg:x2="34.5cm" svg:y2="12.9cm">
          <text:p/>
        </draw:line>
        <draw:polyline draw:style-name="gr14" draw:text-style-name="P1" draw:layer="layout" svg:width="3.199cm" svg:height="6.899cm" draw:transform="rotate (-3.14159265358979) translate (30.9cm 18.9cm)" svg:viewBox="0 0 3200 6900" draw:points="100,6900 2100,6900 3200,5900 3200,1100 2100,0 0,0">
          <text:p/>
        </draw:polyline>
        <draw:frame draw:style-name="gr6" draw:text-style-name="P5" draw:layer="layout" svg:width="5.29cm" svg:height="1.673cm" draw:transform="rotate (1.5707963267949) translate (28cm 17.99cm)">
          <draw:text-box>
            <text:p><text:span text:style-name="T4">Digitally Isolated </text:span></text:p>
            <text:p><text:span text:style-name="T4"><text:s text:c="10"/></text:span><text:span text:style-name="T4">Port</text:span></text:p>
          </draw:text-box>
        </draw:frame>
        <draw:frame draw:style-name="gr15" draw:text-style-name="P8" draw:layer="layout" svg:width="14.7cm" svg:height="1.276cm" svg:x="13.4cm" svg:y="13.624cm">
          <draw:text-box>
            <text:p text:style-name="P5"><text:span text:style-name="T8">Quantracker Air OSD V1 board</text:span></text:p>
          </draw:text-box>
        </draw:frame>
        <draw:frame draw:style-name="gr16" draw:text-style-name="P4" draw:layer="layout" svg:width="7.6cm" svg:height="1.05cm" draw:transform="rotate (1.5707963267949) translate (16.7cm 27.136cm)">
          <draw:text-box>
            <text:p><text:span text:style-name="T3">+5Vout (max 5o mA)</text:span></text:p>
          </draw:text-box>
        </draw:frame>
        <draw:frame draw:style-name="gr6" draw:text-style-name="P7" draw:layer="layout" svg:width="6.234cm" svg:height="0.962cm" draw:transform="rotate (1.5707963267949) translate (17.7cm 27.034cm)">
          <draw:text-box>
            <text:p text:style-name="P7"><text:span text:style-name="T7">+3vout (max 50 mA)</text:span></text:p>
          </draw:text-box>
        </draw:frame>
        <draw:frame draw:style-name="gr6" draw:text-style-name="P4" draw:layer="layout" svg:width="1.912cm" svg:height="0.962cm" draw:transform="rotate (1.5707963267949) translate (18.8cm 22.77cm)">
          <draw:text-box>
            <text:p text:style-name="P4"><text:span text:style-name="T3">GND</text:span></text:p>
          </draw:text-box>
        </draw:frame>
        <draw:frame draw:style-name="gr6" draw:text-style-name="P9" draw:layer="layout" svg:width="4.972cm" svg:height="0.962cm" draw:transform="rotate (1.5707963267949) translate (19.838cm 26.044cm)">
          <draw:text-box>
            <text:p text:style-name="P9"><text:span text:style-name="T9">(PB1) VBATDIV</text:span></text:p>
          </draw:text-box>
        </draw:frame>
        <draw:frame draw:style-name="gr17" draw:text-style-name="P7" draw:layer="layout" svg:width="1.85cm" svg:height="0.962cm" draw:transform="rotate (1.5707963267949) translate (20.733cm 22.663cm)">
          <draw:text-box>
            <text:p text:style-name="P7"><text:span text:style-name="T7">PC5</text:span></text:p>
          </draw:text-box>
        </draw:frame>
        <draw:frame draw:style-name="gr17" draw:text-style-name="P7" draw:layer="layout" svg:width="1.85cm" svg:height="0.962cm" draw:transform="rotate (1.5707963267949) translate (21.744cm 22.591cm)">
          <draw:text-box>
            <text:p text:style-name="P7"><text:span text:style-name="T7">PC4</text:span></text:p>
          </draw:text-box>
        </draw:frame>
        <draw:frame draw:style-name="gr17" draw:text-style-name="P7" draw:layer="layout" svg:width="1.85cm" svg:height="0.962cm" draw:transform="rotate (1.5707963267949) translate (22.7cm 22.45cm)">
          <draw:text-box>
            <text:p text:style-name="P7"><text:span text:style-name="T7">PA1</text:span></text:p>
          </draw:text-box>
        </draw:frame>
        <draw:frame draw:style-name="gr17" draw:text-style-name="P7" draw:layer="layout" svg:width="1.85cm" svg:height="0.962cm" draw:transform="rotate (1.5707963267949) translate (23.7cm 22.45cm)">
          <draw:text-box>
            <text:p text:style-name="P7"><text:span text:style-name="T7">PA0</text:span></text:p>
          </draw:text-box>
        </draw:frame>
        <draw:frame draw:style-name="gr17" draw:text-style-name="P7" draw:layer="layout" svg:width="1.85cm" svg:height="0.962cm" draw:transform="rotate (1.5707963267949) translate (24.638cm 22.45cm)">
          <draw:text-box>
            <text:p text:style-name="P7"><text:span text:style-name="T7">PC3</text:span></text:p>
          </draw:text-box>
        </draw:frame>
        <draw:frame draw:style-name="gr17" draw:text-style-name="P7" draw:layer="layout" svg:width="1.85cm" svg:height="0.962cm" draw:transform="rotate (1.5707963267949) translate (25.7cm 22.4cm)">
          <draw:text-box>
            <text:p text:style-name="P7"><text:span text:style-name="T7">PC1</text:span></text:p>
          </draw:text-box>
        </draw:frame>
        <draw:frame draw:style-name="gr17" draw:text-style-name="P7" draw:layer="layout" svg:width="1.85cm" svg:height="0.962cm" draw:transform="rotate (1.5707963267949) translate (26.8cm 22.506cm)">
          <draw:text-box>
            <text:p text:style-name="P7"><text:span text:style-name="T7">PC0</text:span></text:p>
          </draw:text-box>
        </draw:frame>
        <draw:frame draw:style-name="gr18" draw:text-style-name="P7" draw:layer="layout" svg:width="2.477cm" svg:height="0.962cm" draw:transform="rotate (1.5707963267949) translate (27.8cm 22.9cm)">
          <draw:text-box>
            <text:p text:style-name="P7"><text:span text:style-name="T7">PC15</text:span></text:p>
          </draw:text-box>
        </draw:frame>
        <draw:frame draw:style-name="gr18" draw:text-style-name="P7" draw:layer="layout" svg:width="2.477cm" svg:height="0.962cm" draw:transform="rotate (1.5707963267949) translate (28.69cm 22.822cm)">
          <draw:text-box>
            <text:p text:style-name="P7"><text:span text:style-name="T7">PC14</text:span></text:p>
          </draw:text-box>
        </draw:frame>
        <draw:frame draw:style-name="gr6" draw:text-style-name="P4" draw:layer="layout" svg:width="1.912cm" svg:height="0.962cm" draw:transform="rotate (1.5707963267949) translate (29.8cm 22.8cm)">
          <draw:text-box>
            <text:p text:style-name="P4"><text:span text:style-name="T3">GND</text:span></text:p>
          </draw:text-box>
        </draw:frame>
        <draw:frame draw:style-name="gr17" draw:text-style-name="P7" draw:layer="layout" svg:width="1.85cm" svg:height="0.962cm" draw:transform="rotate (1.5707963267949) translate (14.538cm 9.85cm)">
          <draw:text-box>
            <text:p text:style-name="P7"><text:span text:style-name="T7">PC9</text:span></text:p>
          </draw:text-box>
        </draw:frame>
        <draw:frame draw:style-name="gr17" draw:text-style-name="P7" draw:layer="layout" svg:width="1.85cm" svg:height="0.962cm" draw:transform="rotate (1.5707963267949) translate (15.6cm 9.75cm)">
          <draw:text-box>
            <text:p text:style-name="P7"><text:span text:style-name="T7">PA8</text:span></text:p>
          </draw:text-box>
        </draw:frame>
        <draw:frame draw:style-name="gr17" draw:text-style-name="P7" draw:layer="layout" svg:width="2.6cm" svg:height="0.962cm" draw:transform="rotate (1.5707963267949) translate (16.7cm 9.8cm)">
          <draw:text-box>
            <text:p text:style-name="P7"><text:span text:style-name="T7">PA11</text:span></text:p>
          </draw:text-box>
        </draw:frame>
        <draw:frame draw:style-name="gr17" draw:text-style-name="P7" draw:layer="layout" svg:width="2.6cm" svg:height="0.962cm" draw:transform="rotate (1.5707963267949) translate (17.7cm 9.8cm)">
          <draw:text-box>
            <text:p text:style-name="P7"><text:span text:style-name="T7">PA12</text:span></text:p>
          </draw:text-box>
        </draw:frame>
        <draw:frame draw:style-name="gr17" draw:text-style-name="P7" draw:layer="layout" svg:width="2.6cm" svg:height="0.962cm" draw:transform="rotate (1.5707963267949) translate (18.638cm 9.9cm)">
          <draw:text-box>
            <text:p text:style-name="P7"><text:span text:style-name="T7">PA13</text:span></text:p>
          </draw:text-box>
        </draw:frame>
        <draw:frame draw:style-name="gr17" draw:text-style-name="P7" draw:layer="layout" svg:width="2.6cm" svg:height="0.962cm" draw:transform="rotate (1.5707963267949) translate (19.638cm 9.8cm)">
          <draw:text-box>
            <text:p text:style-name="P7"><text:span text:style-name="T7">PA14</text:span></text:p>
          </draw:text-box>
        </draw:frame>
        <draw:frame draw:style-name="gr17" draw:text-style-name="P7" draw:layer="layout" svg:width="2.6cm" svg:height="0.962cm" draw:transform="rotate (1.5707963267949) translate (20.6cm 9.6cm)">
          <draw:text-box>
            <text:p text:style-name="P7"><text:span text:style-name="T7">PC12</text:span></text:p>
          </draw:text-box>
        </draw:frame>
        <draw:frame draw:style-name="gr17" draw:text-style-name="P7" draw:layer="layout" svg:width="2.6cm" svg:height="0.962cm" draw:transform="rotate (1.5707963267949) translate (23.6cm 9.8cm)">
          <draw:text-box>
            <text:p text:style-name="P7"><text:span text:style-name="T7">PB5</text:span></text:p>
          </draw:text-box>
        </draw:frame>
        <draw:frame draw:style-name="gr17" draw:text-style-name="P7" draw:layer="layout" svg:width="2.6cm" svg:height="0.962cm" draw:transform="rotate (1.5707963267949) translate (22.538cm 9.7cm)">
          <draw:text-box>
            <text:p text:style-name="P7"><text:span text:style-name="T7">PB4</text:span></text:p>
          </draw:text-box>
        </draw:frame>
        <draw:frame draw:style-name="gr17" draw:text-style-name="P7" draw:layer="layout" svg:width="2.6cm" svg:height="0.962cm" draw:transform="rotate (1.5707963267949) translate (21.5cm 9.7cm)">
          <draw:text-box>
            <text:p text:style-name="P7"><text:span text:style-name="T7">PB3</text:span></text:p>
          </draw:text-box>
        </draw:frame>
        <draw:frame draw:style-name="gr17" draw:text-style-name="P7" draw:layer="layout" svg:width="2.6cm" svg:height="0.962cm" draw:transform="rotate (1.5707963267949) translate (24.5cm 9.7cm)">
          <draw:text-box>
            <text:p text:style-name="P7"><text:span text:style-name="T7">PB6</text:span></text:p>
          </draw:text-box>
        </draw:frame>
        <draw:frame draw:style-name="gr17" draw:text-style-name="P7" draw:layer="layout" svg:width="2.6cm" svg:height="0.962cm" draw:transform="rotate (1.5707963267949) translate (25.5cm 9.8cm)">
          <draw:text-box>
            <text:p text:style-name="P7"><text:span text:style-name="T7">PB7</text:span></text:p>
          </draw:text-box>
        </draw:frame>
        <draw:frame draw:style-name="gr17" draw:text-style-name="P7" draw:layer="layout" svg:width="2.6cm" svg:height="0.962cm" draw:transform="rotate (1.5707963267949) translate (26.538cm 9.6cm)">
          <draw:text-box>
            <text:p text:style-name="P7"><text:span text:style-name="T7">PB8</text:span></text:p>
          </draw:text-box>
        </draw:frame>
        <draw:frame draw:style-name="gr17" draw:text-style-name="P7" draw:layer="layout" svg:width="2.6cm" svg:height="0.962cm" draw:transform="rotate (1.5707963267949) translate (27.538cm 9.4cm)">
          <draw:text-box>
            <text:p text:style-name="P7"><text:span text:style-name="T7">PB9</text:span></text:p>
          </draw:text-box>
        </draw:frame>
        <draw:frame draw:style-name="gr17" draw:text-style-name="P7" draw:layer="layout" svg:width="2.6cm" svg:height="0.962cm" draw:transform="rotate (1.5707963267949) translate (28.4cm 9.4cm)">
          <draw:text-box>
            <text:p text:style-name="P7"><text:span text:style-name="T7">NRST</text:span></text:p>
          </draw:text-box>
        </draw:frame>
        <draw:frame draw:style-name="gr6" draw:layer="layout" svg:width="1.912cm" svg:height="0.962cm" draw:transform="rotate (1.5707963267949) translate (29.538cm 9.512cm)">
          <draw:text-box>
            <text:p>GND</text:p>
          </draw:text-box>
        </draw:frame>
        <draw:frame draw:style-name="gr6" draw:text-style-name="P7" draw:layer="layout" svg:width="2.97cm" svg:height="0.962cm" svg:x="6.742cm" svg:y="14.4cm">
          <draw:text-box>
            <text:p><text:span text:style-name="T7">AUDIOR</text:span></text:p>
          </draw:text-box>
        </draw:frame>
        <draw:frame draw:style-name="gr6" draw:text-style-name="P7" draw:layer="layout" svg:width="2.864cm" svg:height="0.962cm" svg:x="7.036cm" svg:y="13.438cm">
          <draw:text-box>
            <text:p><text:span text:style-name="T7">AUDI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</meta:initial-creator>
    <meta:creation-date>2015-02-21T11:50:10</meta:creation-date>
    <dc:date>2015-02-21T16:55:44</dc:date>
    <dc:creator>Andy </dc:creator>
    <meta:editing-duration>PT2H14M43S</meta:editing-duration>
    <meta:editing-cycles>45</meta:editing-cycles>
    <meta:generator>LibreOffice/3.5$Linux_x86 LibreOffice_project/350m1$Build-2</meta:generator>
    <meta:document-statistic meta:object-count="182"/>
  </office:meta>
</office:document-meta>
</file>